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91000013A300000F31DE2BCAB4.wmf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2000011600003B6E000015B4BD568097.wmf"/>
  <manifest:file-entry manifest:media-type="" manifest:full-path="Pictures/200000A50000212D0000131FC4CC554C.wmf"/>
  <manifest:file-entry manifest:media-type="" manifest:full-path="Pictures/200000A000001B7E0000161E318E846C.wmf"/>
  <manifest:file-entry manifest:media-type="" manifest:full-path="Pictures/2000009E0000217D00001477C1FDCE34.wmf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407cm, 1.332cm, 0.516cm, 0cm)" draw:image-opacity="100%" style:mirror="none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172cm, 1.266cm, 0.522cm, 0.031cm)" draw:image-opacity="100%" style:mirror="none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fill="solid" draw:fill-color="#ffffff" draw:textarea-horizontal-align="center"/>
    </style:style>
    <style:style style:name="gr24" style:family="graphic" style:parent-style-name="standard">
      <style:graphic-properties draw:visible-area-left="0cm" draw:visible-area-top="0cm" draw:visible-area-width="9.919cm" draw:visible-area-height="4.855cm" draw:ole-draw-aspect="1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>
      <style:graphic-properties draw:visible-area-left="0cm" draw:visible-area-top="0cm" draw:visible-area-width="6.995cm" draw:visible-area-height="5.047cm" draw:ole-draw-aspect="1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646cm" fo:min-width="0cm" fo:padding-top="0.13cm" fo:padding-bottom="0.13cm" fo:padding-left="0.25cm" fo:padding-right="0.25cm"/>
    </style:style>
    <style:style style:name="gr2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889cm, 0.399cm, 0.274cm, 0.063cm)" draw:image-opacity="100%" style:mirror="none"/>
    </style:style>
    <style:style style:name="gr3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186cm, 0cm, 0.305cm, 0cm)" draw:image-opacity="100%" style:mirror="none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6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fo:min-height="2.927cm"/>
    </style:style>
    <style:style style:name="pr5" style:family="presentation" style:parent-style-name="TWU_20_Slide-outline1">
      <style:graphic-properties fo:min-height="14.016cm"/>
    </style:style>
    <style:style style:name="pr6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32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TWU_20_Slide-notes">
      <style:graphic-properties draw:stroke="none" draw:fill="none" draw:fill-color="#ffffff" draw:auto-grow-height="true" fo:min-height="12.573cm" draw:shadow="hidden"/>
    </style:style>
    <style:style style:name="pr8" style:family="presentation" style:parent-style-name="TWU_20_Slide-title">
      <style:graphic-properties draw:auto-grow-height="true" fo:min-height="3.178cm"/>
    </style:style>
    <style:style style:name="pr9" style:family="presentation" style:parent-style-name="TWU_20_Slide-outline1">
      <style:graphic-properties draw:auto-grow-height="true" fo:min-height="14.267cm"/>
    </style:style>
    <style:style style:name="pr10" style:family="presentation" style:parent-style-name="TWU_20_Slide-outline1">
      <style:graphic-properties draw:stroke="solid" svg:stroke-color="#c0c0c0" fo:min-height="14.016cm"/>
    </style:style>
    <style:style style:name="pr11" style:family="presentation" style:parent-style-name="TWU_20_Slide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9" style:family="paragraph">
      <style:text-properties fo:font-size="13.1999998092651pt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text-align="center"/>
    </style:style>
    <style:style style:name="P12" style:family="paragraph">
      <style:paragraph-properties style:writing-mode="lr-tb" style:font-independent-line-spacing="true"/>
    </style:style>
    <style:style style:name="P13" style:family="paragraph">
      <style:paragraph-properties fo:line-height="90%" style:punctuation-wrap="hanging" style:line-break="strict"/>
    </style:style>
    <style:style style:name="P14" style:family="paragraph">
      <style:text-properties fo:color="#ccccff"/>
    </style:style>
    <style:style style:name="P15" style:family="paragraph">
      <style:paragraph-properties fo:text-align="start"/>
    </style:style>
    <style:style style:name="P16" style:family="paragraph">
      <style:text-properties fo:font-size="16pt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font-family="Arial" style:font-family-generic="swiss" style:font-pitch="variable" fo:font-size="12pt" fo:language="en" fo:country="US" style:font-size-asian="12pt" style:font-size-complex="12pt"/>
    </style:style>
    <style:style style:name="T5" style:family="text">
      <style:text-properties fo:font-size="13.1999998092651pt" fo:language="en" fo:country="US"/>
    </style:style>
    <style:style style:name="T6" style:family="text">
      <style:text-properties fo:color="#23ff23"/>
    </style:style>
    <style:style style:name="T7" style:family="text">
      <style:text-properties fo:color="#ffffff"/>
    </style:style>
    <style:style style:name="T8" style:family="text">
      <style:text-properties fo:color="#ffff00" fo:font-style="italic" style:font-style-asian="italic" style:font-style-complex="italic"/>
    </style:style>
    <style:style style:name="T9" style:family="text">
      <style:text-properties fo:color="#ffff00" fo:font-style="normal" style:font-style-asian="normal" style:font-style-complex="normal"/>
    </style:style>
    <style:style style:name="T10" style:family="text">
      <style:text-properties fo:color="#ccccff"/>
    </style:style>
    <style:style style:name="T11" style:family="text">
      <style:text-properties fo:color="#ff00ff"/>
    </style:style>
    <style:style style:name="T12" style:family="text">
      <style:text-properties fo:color="#ff0000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00ffff" fo:font-style="italic" style:font-style-asian="italic" style:font-style-complex="italic"/>
    </style:style>
    <style:style style:name="T15" style:family="text">
      <style:text-properties fo:color="#00ffff"/>
    </style:style>
    <style:style style:name="T16" style:family="text">
      <style:text-properties style:text-position="-33% 58%"/>
    </style:style>
    <style:style style:name="T17" style:family="text">
      <style:text-properties fo:color="#23ff23" fo:font-size="28pt" fo:language="en" fo:country="US" style:font-size-asian="28pt" style:font-size-complex="28pt"/>
    </style:style>
    <style:style style:name="T18" style:family="text">
      <style:text-properties fo:color="#ccccff" fo:font-style="italic" style:font-style-asian="italic" style:font-style-complex="italic"/>
    </style:style>
    <style:style style:name="T19" style:family="text">
      <style:text-properties fo:color="#00ffff" style:text-position="33% 58%"/>
    </style:style>
    <style:style style:name="T20" style:family="text">
      <style:text-properties fo:color="#23ff23" style:text-position="33% 58%"/>
    </style:style>
    <style:style style:name="T21" style:family="text">
      <style:text-properties fo:color="#23ff23" fo:font-style="italic" style:font-style-asian="italic" style:font-style-complex="italic"/>
    </style:style>
    <style:style style:name="T22" style:family="text">
      <style:text-properties fo:color="#23ff23" style:text-position="-33% 58%"/>
    </style:style>
    <style:style style:name="T23" style:family="text">
      <style:text-properties fo:color="#ff00ff" fo:font-style="italic" style:font-style-asian="italic" style:font-style-complex="italic"/>
    </style:style>
    <style:style style:name="T24" style:family="text">
      <style:text-properties fo:font-size="28pt" fo:language="en" fo:country="CA" style:font-size-asian="28pt" style:font-size-complex="28pt"/>
    </style:style>
    <style:style style:name="T25" style:family="text">
      <style:text-properties fo:font-family="'Times New Roman'" style:font-family-generic="roman" style:font-pitch="variable" fo:font-size="28pt" fo:language="el" fo:country="GR" fo:font-weight="bold" style:font-family-asian="'Times New Roman'" style:font-family-generic-asian="roman" style:font-pitch-asian="variable" style:font-size-asian="28pt" style:font-weight-asian="bold" style:font-family-complex="'Times New Roman'" style:font-family-generic-complex="roman" style:font-pitch-complex="variable" style:font-size-complex="28pt" style:font-weight-complex="bold"/>
    </style:style>
    <style:style style:name="T26" style:family="text">
      <style:text-properties style:text-position="30% 58%" fo:font-size="28pt" fo:language="en" fo:country="US" style:font-size-asian="28pt" style:font-size-complex="28pt"/>
    </style:style>
    <style:style style:name="T27" style:family="text">
      <style:text-properties fo:color="#ff0000" fo:font-size="28pt" fo:language="en" fo:country="CA" style:font-size-asian="28pt" style:font-size-complex="28pt"/>
    </style:style>
    <style:style style:name="T28" style:family="text">
      <style:text-properties fo:font-size="28pt" fo:language="en" fo:country="CA" fo:font-style="italic" style:font-size-asian="28pt" style:font-style-asian="italic" style:font-size-complex="28pt" style:font-style-complex="italic"/>
    </style:style>
    <style:style style:name="T29" style:family="text">
      <style:text-properties fo:color="#23ff23" fo:font-size="28pt" fo:language="en" fo:country="CA" style:font-size-asian="28pt" style:font-size-complex="28pt"/>
    </style:style>
    <style:style style:name="T30" style:family="text">
      <style:text-properties fo:color="#00ffff" fo:font-size="28pt" fo:language="en" fo:country="CA" style:font-size-asian="28pt" style:font-size-complex="28pt"/>
    </style:style>
    <style:style style:name="T31" style:family="text">
      <style:text-properties fo:color="#009900" fo:font-size="28pt" fo:language="en" fo:country="CA" style:font-size-asian="28pt" style:font-size-complex="28pt"/>
    </style:style>
    <style:style style:name="T32" style:family="text">
      <style:text-properties fo:color="#ff00ff" fo:font-size="28pt" fo:language="en" fo:country="CA" style:font-size-asian="28pt" style:font-size-complex="28pt"/>
    </style:style>
    <style:style style:name="T33" style:family="text">
      <style:text-properties fo:color="#ffff00" fo:font-size="28pt" fo:language="en" fo:country="CA" fo:font-style="italic" style:font-size-asian="28pt" style:font-style-asian="italic" style:font-size-complex="28pt" style:font-style-complex="italic"/>
    </style:style>
    <style:style style:name="T34" style:family="text">
      <style:text-properties fo:font-size="13.1999998092651pt" fo:language="en" fo:country="CA"/>
    </style:style>
    <style:style style:name="T35" style:family="text">
      <style:text-properties fo:font-size="13.1999998092651pt" fo:language="en" fo:country="CA" fo:font-style="italic" style:font-style-asian="italic" style:font-style-complex="italic"/>
    </style:style>
    <style:style style:name="T36" style:family="text">
      <style:text-properties fo:color="#990099" fo:font-size="13.1999998092651pt" fo:language="en" fo:country="CA"/>
    </style:style>
    <style:style style:name="T37" style:family="text">
      <style:text-properties fo:color="#ffcc99" fo:text-shadow="1pt 1pt" style:text-underline-style="solid" style:text-underline-width="auto" style:text-underline-color="font-color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color="#23ff23" fo:font-style="normal" style:font-style-asian="normal" style:font-style-complex="normal"/>
    </style:style>
    <style:style style:name="T4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xxxx: §</presentation:footer-decl>
      <presentation:footer-decl presentation:name="ftr2">CMPTxxxx</presentation:footer-decl>
      <presentation:date-time-decl presentation:name="dtd1" presentation:source="fixed">20 Apr 2005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Non-Parametric Analysi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7 Nov 2009</text:p>
            <text:p text:style-name="P1">CPSY501</text:p>
            <text:p text:style-name="P1">Dr. Sean Ho</text:p>
            <text:p text:style-name="P1">Trinity Western University</text:p>
          </draw:text-box>
        </draw:frame>
        <draw:rect draw:style-name="gr1" draw:text-style-name="P3" draw:layer="layout" svg:width="10.162cm" svg:height="3.175cm" svg:x="17.145cm" svg:y="9.525cm">
          <text:p text:style-name="P2"><text:span text:style-name="T1">Please download:</text:span></text:p>
          <text:list text:style-name="L2">
            <text:list-item>
              <text:p text:style-name="P2"><text:span text:style-name="T2">relationships</text:span><text:span text:style-name="T1">.sav</text:span></text:p>
            </text:list-item>
            <text:list-item>
              <text:p text:style-name="P2"><text:span text:style-name="T2">Field-Looks_Charis</text:span><text:span text:style-name="T1">.sav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Non-Parametric <text:span text:style-name="T3">Between-subjects</text:span> Tests:</text:p>
                <text:list>
                  <text:list-item>
                    <text:p>2 groups: <text:span text:style-name="T3">Mann-Whitney</text:span> U</text:p>
                  </text:list-item>
                  <text:list-item>
                    <text:p>Many groups: <text:span text:style-name="T3">Kruskall-Wallis</text:span> H</text:p>
                  </text:list-item>
                  <text:list-item>
                    <text:p><text:span text:style-name="T3">Factorial</text:span> variants</text:p>
                  </text:list-item>
                </text:list>
              </text:list-item>
              <text:list-item>
                <text:p>Non-Parametric <text:span text:style-name="T3">Within-subjects</text:span> Tests:</text:p>
                <text:list>
                  <text:list-item>
                    <text:p>2 repetitions: <text:span text:style-name="T3">Wilcoxon Signed-rank</text:span></text:p>
                  </text:list-item>
                  <text:list-item>
                    <text:p>Many repetitions: <text:span text:style-name="T3">Friedman's ANOVA</text:span></text:p>
                  </text:list-item>
                </text:list>
                <text:p/>
              </text:list-item>
              <text:list-item>
                <text:p>There exist other non-parametric options, too!</text:p>
              </text:list-item>
            </text:list>
          </draw:text-box>
        </draw:frame>
        <presentation:notes draw:style-name="dp3" presentation:use-date-time-name="dtd2">
          <draw:custom-shape draw:name="Rectangle 7" draw:style-name="gr3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"/>
          <draw:frame presentation:style-name="pr6" draw:text-style-name="P8" draw:layer="layout" svg:width="17.272cm" svg:height="12.574cm" svg:x="2.158cm" svg:y="13.271cm" presentation:class="notes" presentation:user-transformed="true">
            <draw:text-box>
              <text:p text:style-name="P7"><text:span text:style-name="T5">Ch. 13 &amp; 16 in Field </text:span></text:p>
            </draw:text-box>
          </draw:frame>
        </presentation:notes>
      </draw:page>
      <draw:page draw:name="page3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When To Use Non-Parametric</text:p>
          </draw:text-box>
        </draw:frame>
        <draw:frame presentation:style-name="pr5" draw:layer="layout" svg:width="25.199cm" svg:height="14.915cm" svg:x="1.4cm" svg:y="4.507cm" presentation:class="outline" presentation:user-transformed="true">
          <draw:text-box>
            <text:list text:style-name="L3">
              <text:list-item>
                <text:p>Review: <text:span text:style-name="T3">assumptions</text:span> of ANOVA?</text:p>
                <text:list>
                  <text:list-item>
                    <text:p>If met, <text:span text:style-name="T3">parametric</text:span> methods more <text:span text:style-name="T3">power</text:span></text:p>
                  </text:list-item>
                  <text:list-item>
                    <text:p>ANOVA is pretty <text:span text:style-name="T3">robust</text:span> to non-normality</text:p>
                  </text:list-item>
                  <text:list-item>
                    <text:p>Try <text:span text:style-name="T3">transforming</text:span> data, or <text:span text:style-name="T3">multi-level</text:span> model</text:p>
                  </text:list-item>
                </text:list>
              </text:list-item>
              <text:list-item>
                <text:p>Consider <text:span text:style-name="T3">non-parametric</text:span> alternatives if:</text:p>
                <text:list>
                  <text:list-item>
                    <text:p>DV is <text:span text:style-name="T3">ordinal</text:span>, or </text:p>
                  </text:list-item>
                  <text:list-item>
                    <text:p>Violations are <text:span text:style-name="T3">severe</text:span> enough to affect result</text:p>
                  </text:list-item>
                </text:list>
              </text:list-item>
              <text:list-item>
                <text:p>Non-parametric often use <text:span text:style-name="T3">ranks</text:span>, not raw <text:span text:style-name="T3">scores</text:span></text:p>
                <text:list>
                  <text:list-item>
                    <text:p>e.g., <text:span text:style-name="T3">Spearman</text:span> vs. <text:span text:style-name="T3">Pearson</text:span> correlation</text:p>
                  </text:list-item>
                  <text:list-item>
                    <text:p>Comparing <text:span text:style-name="T3">medians</text:span> rather than <text:span text:style-name="T3">means</text:span></text:p>
                  </text:list-item>
                </text:list>
              </text:list-item>
            </text:list>
          </draw:text-box>
        </draw:frame>
        <presentation:notes draw:style-name="dp3" presentation:use-date-time-name="dtd2">
          <draw:custom-shape draw:name="Rectangle 7" draw:style-name="gr4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Mann-Whitney U Test</text:p>
          </draw:text-box>
        </draw:frame>
        <draw:frame presentation:style-name="pr5" draw:layer="layout" svg:width="25.199cm" svg:height="14.363cm" svg:x="1.4cm" svg:y="4.507cm" presentation:class="outline" presentation:user-transformed="true">
          <draw:text-box>
            <text:list text:style-name="L3">
              <text:list-item>
                <text:p><text:span text:style-name="T3">DV</text:span>: <text:span text:style-name="T6">ordinal </text:span><text:span text:style-name="T7">or</text:span><text:span text:style-name="T6"> scale</text:span>, but non-parametric</text:p>
              </text:list-item>
              <text:list-item>
                <text:p><text:span text:style-name="T3">IV</text:span>: <text:span text:style-name="T6">dichotomous</text:span>, <text:span text:style-name="T6">between</text:span>-subjects (2 groups)</text:p>
              </text:list-item>
              <text:list-item>
                <text:p><text:span text:style-name="T3">RQ</text:span>: Is there a <text:span text:style-name="T6">median difference</text:span> between the two groups?</text:p>
                <text:list>
                  <text:list-item>
                    <text:p>Non-parametric alternative to <text:span text:style-name="T8">t</text:span><text:span text:style-name="T9">-test</text:span></text:p>
                  </text:list-item>
                </text:list>
              </text:list-item>
              <text:list-item>
                <text:p>What research <text:span text:style-name="T3">designs</text:span> might need this test?</text:p>
              </text:list-item>
              <text:list-item>
                <text:p><text:span text:style-name="T3">Data</text:span> <text:span text:style-name="T3">entry</text:span> format:<text:line-break/>2 variables entered for each participant:</text:p>
                <text:list>
                  <text:list-item>
                    <text:p>IV: <text:span text:style-name="T3">group</text:span> membership (0 or 1)</text:p>
                  </text:list-item>
                  <text:list-item>
                    <text:p>DV: <text:span text:style-name="T3">outcome</text:span> measure</text:p>
                  </text:list-item>
                </text:list>
              </text:list-item>
            </text:list>
          </draw:text-box>
        </draw:frame>
        <presentation:notes draw:style-name="dp3" presentation:use-date-time-name="dtd2">
          <draw:custom-shape draw:name="Rectangle 7" draw:style-name="gr5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Mann-Whitney U: SPSS</text:p>
          </draw:text-box>
        </draw:frame>
        <draw:frame presentation:style-name="pr5" draw:layer="layout" svg:width="25.199cm" svg:height="14.914cm" svg:x="1.4cm" svg:y="4.507cm" presentation:class="outline" presentation:user-transformed="true">
          <draw:text-box>
            <text:list text:style-name="L3">
              <text:list-item>
                <text:p><text:span text:style-name="T3">Dataset</text:span>: <text:span text:style-name="T10">relationships.sav</text:span></text:p>
              </text:list-item>
              <text:list-item>
                <text:p><text:span text:style-name="T10">Analyze</text:span> → <text:span text:style-name="T10">Nonparametric</text:span> →<text:span text:style-name="T10"> 2 Independent</text:span>:</text:p>
                <text:list>
                  <text:list-item>
                    <text:p><text:span text:style-name="T6">Test Variable</text:span>: <text:span text:style-name="T3">DV</text:span> (quality of communication)</text:p>
                  </text:list-item>
                  <text:list-item>
                    <text:p><text:span text:style-name="T6">Grouping Variable</text:span>: <text:span text:style-name="T3">IV</text:span><text:span text:style-name="T7"> (having counselling)</text:span></text:p>
                  </text:list-item>
                  <text:list-item>
                    <text:p>Use “<text:span text:style-name="T6">Define Groups</text:span>” to choose <text:span text:style-name="T3">two</text:span> groups for comparison: <text:span text:style-name="T6">1</text:span>= no counsel; <text:span text:style-name="T6">2</text:span> = had counsel</text:p>
                  </text:list-item>
                  <text:list-item>
                    <text:p><text:span text:style-name="T6">Test Type</text:span>: “<text:span text:style-name="T3">Mann-Whitney U</text:span>”</text:p>
                  </text:list-item>
                </text:list>
              </text:list-item>
              <text:list-item>
                <text:p>Optional SPSS module for <text:span text:style-name="T3">Exact Tests</text:span>:<text:line-break/>Computationally-expensive but more precise, especially for small / unbalanced designs</text:p>
              </text:list-item>
            </text:list>
          </draw:text-box>
        </draw:frame>
        <presentation:notes draw:style-name="dp3" presentation:use-date-time-name="dtd2">
          <draw:custom-shape draw:name="Rectangle 7" draw:style-name="gr6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5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WU_20_Slide" presentation:presentation-page-layout-name="AL2T1" presentation:use-date-time-name="dtd2">
        <office:forms form:automatic-focus="false" form:apply-design-mode="false"/>
        <draw:frame draw:name="Picture 7" draw:style-name="gr7" draw:text-style-name="P10" draw:layer="layout" svg:width="16.57cm" svg:height="10.16cm" svg:x="10.795cm" svg:y="10.16cm">
          <draw:image xlink:href="Pictures/2000009E0000217D00001477C1FDCE34.wmf" xlink:type="simple" xlink:show="embed" xlink:actuate="onLoad">
            <text:p/>
          </draw:image>
        </draw:frame>
        <draw:frame presentation:style-name="pr4" draw:layer="layout" svg:width="25.199cm" svg:height="2.927cm" svg:x="1cm" svg:y="0.462cm" presentation:class="title">
          <draw:text-box>
            <text:p>Mann-Whitney U: Output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p>“There was no significant effect of <text:span text:style-name="T6">Having Counselling</text:span> on <text:span text:style-name="T11">Quality of Communication</text:span>,<text:line-break/><text:span text:style-name="T12">U</text:span><text:span text:style-name="T13"> = 311.00</text:span>, <text:span text:style-name="T14">p</text:span><text:span text:style-name="T15"> = .059</text:span>, Mdn<text:span text:style-name="T16">H</text:span> = 4.0, Mdn<text:span text:style-name="T16">N</text:span> = 3.0.”</text:p>
            <text:list text:style-name="L3">
              <text:list-item>
                <text:p>Use <text:span text:style-name="T10">Analyze</text:span> → <text:span text:style-name="T10">Descriptives</text:span> → <text:span text:style-name="T10">Explore</text:span> to get<text:line-break/>group <text:span text:style-name="T3">medians</text:span></text:p>
              </text:list-item>
            </text:list>
          </draw:text-box>
        </draw:frame>
        <presentation:notes draw:style-name="dp3" presentation:use-date-time-name="dtd2">
          <draw:custom-shape draw:name="Rectangle 7" draw:style-name="gr8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6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ann-Whitney U: Effect Size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Effect size</text:span> must be calculated manually, using the following formula: </text:p>
                <text:list>
                  <text:list-item>
                    <text:p>r = <text:span text:style-name="T3">Z / √N</text:span></text:p>
                  </text:list-item>
                  <text:list-item>
                    <text:p>e.g., r = <text:span text:style-name="T6">-1.89 / √60</text:span> ≈ <text:span text:style-name="T17">-0.24499</text:span></text:p>
                  </text:list-item>
                </text:list>
              </text:list-item>
              <text:list-item>
                <text:p>Use existing research or <text:span text:style-name="T3">Cohen’s</text:span> effect size “estimates”:</text:p>
                <text:list>
                  <text:list-item>
                    <text:p><text:span text:style-name="T10">“</text:span><text:span text:style-name="T10">There is a small difference between the therapy and no therapy groups, </text:span><text:span text:style-name="T18">r</text:span><text:span text:style-name="T10"> = -.24”</text:span></text:p>
                  </text:list-item>
                </text:list>
              </text:list-item>
            </text:list>
          </draw:text-box>
        </draw:frame>
        <presentation:notes draw:style-name="dp3" presentation:use-date-time-name="dtd2">
          <draw:custom-shape draw:name="Rectangle 7" draw:style-name="gr9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7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Practise: Mann-Whitney U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You try it!</text:p>
              </text:list-item>
              <text:list-item>
                <text:p>Is there a significant <text:span text:style-name="T3">difference</text:span> between spouses who report <text:span text:style-name="T3">communication</text:span> problems and spouses who have not (“<text:span text:style-name="T6">Com_prob</text:span>”),<text:line-break/>in terms of the level of <text:span text:style-name="T3">conflict</text:span> they experience (“<text:span text:style-name="T6">Conflict</text:span>”)?</text:p>
              </text:list-item>
              <text:list-item>
                <text:p>What is the <text:span text:style-name="T3">size</text:span> of the effect?</text:p>
              </text:list-item>
            </text:list>
          </draw:text-box>
        </draw:frame>
        <presentation:notes draw:style-name="dp3" presentation:use-date-time-name="dtd2">
          <draw:custom-shape draw:name="Rectangle 7" draw:style-name="gr10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8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8" draw:layer="layout" svg:width="25.199cm" svg:height="3.178cm" svg:x="1cm" svg:y="0.337cm" presentation:class="title">
          <draw:text-box>
            <text:p>Kruskal-Wallis Test</text:p>
          </draw:text-box>
        </draw:frame>
        <draw:frame presentation:style-name="pr9" draw:layer="layout" svg:width="25.199cm" svg:height="14.363cm" svg:x="1.4cm" svg:y="4.507cm" presentation:class="outline" presentation:user-transformed="true">
          <draw:text-box>
            <text:list text:style-name="L3">
              <text:list-item>
                <text:p><text:span text:style-name="T3">DV</text:span>: <text:span text:style-name="T6">ordinal </text:span><text:span text:style-name="T7">or</text:span><text:span text:style-name="T6"> scale</text:span>, but non-parametric</text:p>
              </text:list-item>
              <text:list-item>
                <text:p><text:span text:style-name="T3">IV</text:span>: <text:span text:style-name="T6">categorical</text:span>, <text:span text:style-name="T6">between</text:span>-subjects (many groups)</text:p>
              </text:list-item>
              <text:list-item>
                <text:p><text:span text:style-name="T3">RQ</text:span>: Is there a <text:span text:style-name="T6">median difference</text:span> amongst the groups?</text:p>
                <text:list>
                  <text:list-item>
                    <text:p>Alternative to <text:span text:style-name="T3">One-way ANOVA</text:span></text:p>
                  </text:list-item>
                </text:list>
              </text:list-item>
              <text:list-item>
                <text:p>What research <text:span text:style-name="T3">designs</text:span> might need this test?</text:p>
              </text:list-item>
              <text:list-item>
                <text:p><text:span text:style-name="T3">Data</text:span> <text:span text:style-name="T3">entry</text:span> format:<text:line-break/>2 variables entered for each participant:</text:p>
                <text:list>
                  <text:list-item>
                    <text:p>IV: <text:span text:style-name="T3">group</text:span> membership</text:p>
                  </text:list-item>
                  <text:list-item>
                    <text:p>DV: <text:span text:style-name="T3">outcome</text:span> measure</text:p>
                  </text:list-item>
                </text:list>
              </text:list-item>
            </text:list>
          </draw:text-box>
        </draw:frame>
        <presentation:notes draw:style-name="dp3" presentation:use-date-time-name="dtd2">
          <draw:custom-shape draw:name="Rectangle 7" draw:style-name="gr11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9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Kruskal-Wallis: SPS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10">Analyze</text:span> → <text:span text:style-name="T10">Nonparametric</text:span> →<text:span text:style-name="T10"> K Independent</text:span>:</text:p>
                <text:list>
                  <text:list-item>
                    <text:p><text:span text:style-name="T6">Test Variable</text:span>: <text:span text:style-name="T3">DV</text:span> (level of conflict)</text:p>
                  </text:list-item>
                  <text:list-item>
                    <text:p><text:span text:style-name="T6">Grouping Variable</text:span>: <text:span text:style-name="T3">IV</text:span><text:span text:style-name="T7"> (type of counselling)</text:span></text:p>
                  </text:list-item>
                  <text:list-item>
                    <text:p><text:span text:style-name="T6">Test Type</text:span>: “<text:span text:style-name="T3">Kruskal-Wallis H</text:span>”</text:p>
                  </text:list-item>
                  <text:list-item>
                    <text:p><text:span text:style-name="T6">Define Groups</text:span>: specify highest and lowest group numbers to be compared</text:p>
                  </text:list-item>
                </text:list>
              </text:list-item>
              <text:list-item>
                <text:p>Optional SPSS module for <text:span text:style-name="T3">Exact Tests</text:span>:<text:line-break/>Computationally-expensive but more precise, especially for small / unbalanced designs</text:p>
              </text:list-item>
            </text:list>
          </draw:text-box>
        </draw:frame>
        <presentation:notes draw:style-name="dp3" presentation:use-date-time-name="dtd2">
          <draw:custom-shape draw:name="Rectangle 7" draw:style-name="gr12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0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WU_20_Slide" presentation:presentation-page-layout-name="AL2T1" presentation:use-date-time-name="dtd2">
        <office:forms form:automatic-focus="false" form:apply-design-mode="false"/>
        <draw:frame draw:name="Picture 5" draw:style-name="gr13" draw:text-style-name="P10" draw:layer="layout" svg:width="15.875cm" svg:height="9.525cm" svg:x="8.255cm" svg:y="10.16cm">
          <draw:image xlink:href="Pictures/200000A50000212D0000131FC4CC554C.wmf" xlink:type="simple" xlink:show="embed" xlink:actuate="onLoad">
            <text:p/>
          </draw:image>
        </draw:frame>
        <draw:frame presentation:style-name="pr4" draw:layer="layout" svg:width="25.199cm" svg:height="2.927cm" svg:x="1cm" svg:y="0.462cm" presentation:class="title">
          <draw:text-box>
            <text:p>Kruskal-Wallis: Output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p>“<text:span text:style-name="T3">Type of counselling</text:span> has a significant effect on participants' <text:span text:style-name="T3">level of conflict</text:span>,<text:line-break/><text:span text:style-name="T15">χ</text:span><text:span text:style-name="T19">2</text:span><text:span text:style-name="T15">(</text:span><text:span text:style-name="T6">2</text:span><text:span text:style-name="T15">) = 7.09</text:span>, <text:span text:style-name="T12">p</text:span><text:span text:style-name="T13"> = .029</text:span>.”</text:p>
            <text:list text:style-name="L3">
              <text:list-item>
                <text:p>Also report <text:span text:style-name="T3">medians</text:span> and <text:span text:style-name="T3">post hoc</text:span> results...</text:p>
              </text:list-item>
            </text:list>
          </draw:text-box>
        </draw:frame>
        <presentation:notes draw:style-name="dp3" presentation:use-date-time-name="dtd2">
          <draw:custom-shape draw:name="Rectangle 7" draw:style-name="gr14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1"/>
          <draw:frame presentation:style-name="pr6" draw:text-style-name="P8" draw:layer="layout" svg:width="17.272cm" svg:height="12.574cm" svg:x="2.158cm" svg:y="13.271cm" presentation:class="notes" presentation:user-transformed="true">
            <draw:text-box>
              <text:p text:style-name="P7"><text:span text:style-name="T5">Note: Asymptotic significance vs. Exact vs. Monte Carlo estimation </text:span></text:p>
            </draw:text-box>
          </draw:frame>
        </presentation:notes>
      </draw:page>
      <draw:page draw:name="page12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Kruskal-Wallis: Follow-up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K-W test is <text:span text:style-name="T3">omnibus</text:span>: if significant, <text:span text:style-name="T3">follow-up</text:span> with <text:span text:style-name="T3">Mann-Whitney</text:span> tests on pairs of groups</text:p>
                <text:list>
                  <text:list-item>
                    <text:p>Must do <text:span text:style-name="T3">Bonferroni</text:span> correction manually, or else Type 1 error inflates: lower the level of significance to <text:s/><text:span text:style-name="T6">0.05 / (# comparisons)</text:span></text:p>
                  </text:list-item>
                </text:list>
              </text:list-item>
              <text:list-item>
                <text:p>Try <text:span text:style-name="T3">planned</text:span> contrasts based on</text:p>
                <text:list>
                  <text:list-item>
                    <text:p><text:span text:style-name="T3">Theory</text:span> / literature,</text:p>
                  </text:list-item>
                  <text:list-item>
                    <text:p>Your <text:span text:style-name="T3">research question</text:span>; or</text:p>
                  </text:list-item>
                  <text:list-item>
                    <text:p><text:span text:style-name="T3">Ordering</text:span> groups by mean ranks, and comparing each group to next highest group</text:p>
                  </text:list-item>
                </text:list>
              </text:list-item>
            </text:list>
          </draw:text-box>
        </draw:frame>
        <presentation:notes draw:style-name="dp3" presentation:use-date-time-name="dtd2">
          <draw:custom-shape draw:name="Rectangle 7" draw:style-name="gr15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2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Kruskal-Wallis: Effect Size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Overall</text:span> effect size not so useful; instead,</text:p>
              </text:list-item>
              <text:list-item>
                <text:p>Calculate <text:span text:style-name="T3">effect size</text:span> for each <text:span text:style-name="T3">pair</text:span> of groups that differs significantly (in Mann-Whitney follow-up)</text:p>
                <text:list>
                  <text:list-item>
                    <text:p><text:span text:style-name="T6">r = Z / √n</text:span></text:p>
                  </text:list-item>
                  <text:list-item>
                    <text:p>Where the <text:span text:style-name="T3">sample size</text:span> <text:span text:style-name="T6">n</text:span> is the total number of participants in <text:span text:style-name="T3">this</text:span> pair of groups</text:p>
                  </text:list-item>
                </text:list>
              </text:list-item>
            </text:list>
          </draw:text-box>
        </draw:frame>
        <presentation:notes draw:style-name="dp3" presentation:use-date-time-name="dtd2">
          <draw:custom-shape draw:name="Rectangle 7" draw:style-name="gr16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3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10">“</text:span><text:span text:style-name="T3">Type of Counselling</text:span><text:span text:style-name="T10"> has a significant effect on participants' </text:span><text:span text:style-name="T3">level of conflict</text:span><text:span text:style-name="T10">, </text:span><text:span text:style-name="T6">χ</text:span><text:span text:style-name="T20">2</text:span><text:span text:style-name="T6">(2) = 7.09,</text:span><text:span text:style-name="T6"><text:line-break/></text:span><text:span text:style-name="T21">p</text:span><text:span text:style-name="T6"> = .029.</text:span><text:span text:style-name="T10">”</text:span></text:p>
              </text:list-item>
              <text:list-item>
                <text:p><text:span text:style-name="T10">“</text:span><text:span text:style-name="T10">Specifically, the </text:span><text:span text:style-name="T3">No Counselling</text:span><text:span text:style-name="T10"> group had higher conflict scores, </text:span><text:span text:style-name="T6">Mdn</text:span><text:span text:style-name="T22">N</text:span><text:span text:style-name="T6"> = 4.0</text:span><text:span text:style-name="T10">, than did the </text:span><text:span text:style-name="T3">Couples Counselling</text:span><text:span text:style-name="T10"> group, </text:span><text:span text:style-name="T6">Mdn</text:span><text:span text:style-name="T22">C</text:span><text:span text:style-name="T6"> = 3.0</text:span><text:span text:style-name="T10">,</text:span><text:span text:style-name="T10"><text:line-break/></text:span><text:span text:style-name="T10">Mann-Whitney </text:span><text:span text:style-name="T21">U</text:span><text:span text:style-name="T6"> = 176.5, </text:span><text:span text:style-name="T21">Z</text:span><text:span text:style-name="T6"> = -2.61, </text:span><text:span text:style-name="T6"><text:line-break/></text:span><text:span text:style-name="T21">p</text:span><text:span text:style-name="T6"> = .009, </text:span><text:span text:style-name="T21">r</text:span><text:span text:style-name="T6"> = -.37</text:span><text:span text:style-name="T10">. </text:span></text:p>
              </text:list-item>
              <text:list-item>
                <text:p>Field uses “<text:span text:style-name="T21">H</text:span>” for the K-W: <text:span text:style-name="T21">H</text:span><text:span text:style-name="T6">(2) = 7.09</text:span> </text:p>
              </text:list-item>
              <text:list-item>
                <text:p>Note: <text:span text:style-name="T3">Bonferroni</text:span> correction: <text:span text:style-name="T6">α = .05 / 3 ≈ .017</text:span> <text:s/></text:p>
              </text:list-item>
            </text:list>
          </draw:text-box>
        </draw:frame>
        <draw:frame presentation:style-name="pr4" draw:layer="layout" svg:width="25.199cm" svg:height="2.927cm" svg:x="1cm" svg:y="0.462cm" presentation:class="title">
          <draw:text-box>
            <text:p>Kruskal-Wallis: Reporting</text:p>
          </draw:text-box>
        </draw:frame>
        <presentation:notes draw:style-name="dp3" presentation:use-date-time-name="dtd2">
          <draw:custom-shape draw:name="Rectangle 7" draw:style-name="gr17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4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Non-Sig Kruskall-Wallis analyses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8" draw:layer="layout" svg:width="25.199cm" svg:height="3.178cm" svg:x="1cm" svg:y="0.209cm" presentation:class="title" presentation:user-transformed="true">
          <draw:text-box>
            <text:p>Kruskal-Wallis: Non-signifcant</text:p>
          </draw:text-box>
        </draw:frame>
        <draw:frame presentation:style-name="pr9" draw:layer="layout" svg:width="25.199cm" svg:height="14.267cm" svg:x="1.4cm" svg:y="4.507cm" presentation:class="outline">
          <draw:text-box>
            <text:list text:style-name="L3">
              <text:list-item>
                <text:p>If Kruskal-Wallis gives a <text:span text:style-name="T3">non-significant</text:span> result, but the research question behind the analysis is still “important”:</text:p>
              </text:list-item>
              <text:list-item>
                <text:p>The problem might be with <text:span text:style-name="T3">low power</text:span>, so</text:p>
              </text:list-item>
              <text:list-item>
                <text:p><text:span text:style-name="T3">Descriptive</text:span> follow-up analyses can be helpful.</text:p>
              </text:list-item>
              <text:list-item>
                <text:p>See the illustration for <text:span text:style-name="T3">Friedman’s ANOVA</text:span> below for some clues. </text:p>
              </text:list-item>
            </text:list>
          </draw:text-box>
        </draw:frame>
        <presentation:notes draw:style-name="dp3" presentation:use-date-time-name="dtd2">
          <draw:custom-shape draw:name="Rectangle 7" draw:style-name="gr18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5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“Checking” nonparametrics…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8" draw:layer="layout" svg:width="25.199cm" svg:height="3.178cm" svg:x="1cm" svg:y="0.209cm" presentation:class="title">
          <draw:text-box>
            <text:p>Parametric vs. Non-Parametric</text:p>
          </draw:text-box>
        </draw:frame>
        <draw:frame presentation:style-name="pr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7">There's nothing wrong with running </text:span><text:span text:style-name="T3">both</text:span><text:span text:style-name="T7"> parametric and non-parametric tests!</text:span></text:p>
              </text:list-item>
              <text:list-item>
                <text:p><text:span text:style-name="T3">Comparison</text:span> of <text:span text:style-name="T3">non-parametric</text:span> tests with the corresponding <text:span text:style-name="T3">ANOVA</text:span> may be able to lend more <text:span text:style-name="T3">confidence</text:span> in the overall adequacy of the patterns reported. </text:p>
              </text:list-item>
              <text:list-item>
                <text:p>Nonparametric analyses tend to have<text:line-break/><text:span text:style-name="T3">less power</text:span> for well-distributed DVs, but they can be more <text:span text:style-name="T3">sensitive</text:span> to effects when the DV is, for instance, truly <text:span text:style-name="T3">bimodal</text:span>! <text:s/></text:p>
              </text:list-item>
            </text:list>
          </draw:text-box>
        </draw:frame>
        <presentation:notes draw:style-name="dp3" presentation:use-date-time-name="dtd2">
          <draw:custom-shape draw:name="Rectangle 7" draw:style-name="gr19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6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“Checking” nonparametrics: EX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8" draw:layer="layout" svg:width="25.199cm" svg:height="3.178cm" svg:x="1cm" svg:y="0.209cm" presentation:class="title" presentation:user-transformed="true">
          <draw:text-box>
            <text:p>Param vs. Non-Param: ex.</text:p>
          </draw:text-box>
        </draw:frame>
        <draw:frame presentation:style-name="pr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If we do the same analysis <text:span text:style-name="T3">parametrically</text:span>:</text:p>
                <text:list>
                  <text:list-item>
                    <text:p><text:span text:style-name="T3">DV</text:span>: <text:span text:style-name="T6">Level of Conflict</text:span></text:p>
                  </text:list-item>
                  <text:list-item>
                    <text:p><text:span text:style-name="T3">IV</text:span>: <text:span text:style-name="T6">Type of Counselling</text:span></text:p>
                  </text:list-item>
                  <text:list-item>
                    <text:p><text:span text:style-name="T3">One-way</text:span> ANOVA, with <text:span text:style-name="T3">Levene's</text:span> test and Bonferroni <text:span text:style-name="T3">post-hoc</text:span></text:p>
                  </text:list-item>
                </text:list>
              </text:list-item>
              <text:list-item>
                <text:p><text:span text:style-name="T3">Results</text:span> are similar: <text:span text:style-name="T21">F</text:span><text:span text:style-name="T6">(2, 57) = 4.05, </text:span><text:span text:style-name="T21">p</text:span><text:span text:style-name="T6"> = .023</text:span></text:p>
                <text:list>
                  <text:list-item>
                    <text:p>The <text:span text:style-name="T3">No Counselling</text:span> group shows more conflict than the <text:span text:style-name="T3">Couples Counselling</text:span> group, <text:span text:style-name="T6">M</text:span><text:span text:style-name="T22">N</text:span><text:span text:style-name="T6"> = 3.87</text:span> and <text:span text:style-name="T6">M</text:span><text:span text:style-name="T22">C</text:span><text:span text:style-name="T6"> = 3.04</text:span></text:p>
                  </text:list-item>
                </text:list>
              </text:list-item>
              <text:list-item>
                <text:p><text:span text:style-name="T3">Confirms</text:span> results with non-parametric analysis</text:p>
              </text:list-item>
            </text:list>
          </draw:text-box>
        </draw:frame>
        <presentation:notes draw:style-name="dp3" presentation:use-date-time-name="dtd2">
          <draw:custom-shape draw:name="Rectangle 7" draw:style-name="gr20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7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Factorial Between-Subjects</text:p>
          </draw:text-box>
        </draw:frame>
        <draw:frame presentation:style-name="pr5" draw:layer="layout" svg:width="25.199cm" svg:height="14.203cm" svg:x="1.4cm" svg:y="4.507cm" presentation:class="outline" presentation:user-transformed="true">
          <draw:text-box>
            <text:list text:style-name="L3">
              <text:list-item>
                <text:p><text:span text:style-name="T3">SPSS</text:span> doesn't have <text:span text:style-name="T3">factorial</text:span> between-subjects non-parametric analyses built-in!</text:p>
              </text:list-item>
              <text:list-item>
                <text:p>Try <text:span text:style-name="T3">creating</text:span> one IV that encodes all <text:span text:style-name="T3">cells</text:span>:<text:line-break/>e.g., <text:span text:style-name="T6">2x3 factorial</text:span> → <text:span text:style-name="T6">6-level one-way</text:span>, use <text:span text:style-name="T3">K-W</text:span></text:p>
                <text:list>
                  <text:list-item>
                    <text:p>(-) <text:span text:style-name="T3">Follow-up</text:span> gets hard with lots of groups</text:p>
                  </text:list-item>
                  <text:list-item>
                    <text:p>(-) <text:span text:style-name="T3">Moderation</text:span>/interaction analysis is harder</text:p>
                  </text:list-item>
                  <text:list-item>
                    <text:p>(+) <text:span text:style-name="T3">Flexibility</text:span> in defining groups</text:p>
                  </text:list-item>
                  <text:list-item>
                    <text:p>(+) Target specific cells / <text:span text:style-name="T3">interactions</text:span></text:p>
                  </text:list-item>
                </text:list>
              </text:list-item>
              <text:list-item>
                <text:p>Or: Run <text:span text:style-name="T3">separate</text:span> K-W tests for each IV</text:p>
              </text:list-item>
              <text:list-item>
                <text:p>Or: Convert to <text:span text:style-name="T3">ranks</text:span> and use <text:span text:style-name="T3">log-linear</text:span> analysis</text:p>
              </text:list-item>
            </text:list>
          </draw:text-box>
        </draw:frame>
        <presentation:notes draw:style-name="dp3" presentation:use-date-time-name="dtd2">
          <draw:custom-shape draw:name="Rectangle 7" draw:style-name="gr21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8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xample: Nonparametric “Factorial” Analysis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8" draw:layer="layout" svg:width="25.199cm" svg:height="3.178cm" svg:x="1cm" svg:y="0.209cm" presentation:class="title" presentation:user-transformed="true">
          <draw:text-box>
            <text:p>Factorial Analysis: Example</text:p>
          </draw:text-box>
        </draw:frame>
        <draw:frame presentation:style-name="pr9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3">Research question</text:span>: How do <text:span text:style-name="T6">Marital Status</text:span> and <text:span text:style-name="T6">Type of Counselling</text:span> relate to<text:span text:style-name="T6"> Conflict Levels</text:span>?</text:p>
              </text:list-item>
              <text:list-item>
                <text:p>Check <text:span text:style-name="T3">cell sizes</text:span> with <text:span text:style-name="T10">Analyze → … → Crosstabs</text:span>:</text:p>
                <text:list>
                  <text:list-item>
                    <text:p>The <text:span text:style-name="T3">smallest</text:span> cells (<text:span text:style-name="T6">Individual Counselling</text:span>) have <text:span text:style-name="T6">5-6</text:span> people per group, that is enough</text:p>
                  </text:list-item>
                </text:list>
              </text:list-item>
              <text:list-item>
                <text:p><text:span text:style-name="T3">2x3 factorial</text:span> → convert to <text:span text:style-name="T3">1 IV </text:span>with <text:span text:style-name="T3">6 levels</text:span>:</text:p>
                <text:list>
                  <text:list-item>
                    <text:p><text:span text:style-name="T6">Indiv</text:span>. Counsel &amp; <text:span text:style-name="T6">Married</text:span>; <text:span text:style-name="T6">Indiv</text:span> &amp; <text:span text:style-name="T6">Divorced</text:span>; <text:span text:style-name="T6">Couples</text:span> Couns. &amp; <text:span text:style-name="T6">Marr</text:span>; <text:span text:style-name="T6">Couple</text:span> &amp; <text:span text:style-name="T6">Div</text:span>; etc.</text:p>
                  </text:list-item>
                  <text:list-item>
                    <text:p><text:span text:style-name="T10">Transform</text:span> → <text:span text:style-name="T10">Recode into Different</text:span>,<text:line-break/>try the “<text:span text:style-name="T3">If</text:span>” conditions</text:p>
                  </text:list-item>
                </text:list>
              </text:list-item>
            </text:list>
          </draw:text-box>
        </draw:frame>
        <presentation:notes draw:style-name="dp3" presentation:use-date-time-name="dtd2">
          <draw:custom-shape draw:name="Rectangle 7" draw:style-name="gr22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9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WU_20_Slide" presentation:presentation-page-layout-name="AL2T1" presentation:use-date-time-name="dtd2">
        <office:forms form:automatic-focus="false" form:apply-design-mode="false"/>
        <draw:rect draw:style-name="gr23" draw:text-style-name="P11" draw:layer="layout" svg:width="19.05cm" svg:height="9.525cm" svg:x="6.985cm" svg:y="10.795cm">
          <text:p/>
        </draw:rect>
        <draw:frame presentation:style-name="pr9" draw:layer="layout" svg:width="25.199cm" svg:height="14.267cm" svg:x="1.4cm" svg:y="4.507cm" presentation:class="outline">
          <draw:text-box>
            <text:list text:style-name="L3">
              <text:list-item>
                <text:p>The <text:span text:style-name="T3">Kruskall-Wallis</text:span> test for the combined variable is <text:span text:style-name="T3">not significant</text:span>.</text:p>
              </text:list-item>
              <text:list-item>
                <text:p>This suggests that the <text:span text:style-name="T3">significant</text:span> effect for <text:span text:style-name="T6">Counselling Type</text:span> is <text:span text:style-name="T3">masked</text:span> when<text:line-break/>combined with <text:span text:style-name="T6">Marital Status</text:span>.</text:p>
              </text:list-item>
            </text:list>
          </draw:text-box>
        </draw:frame>
        <draw:frame draw:name="Object 7" draw:style-name="gr24" draw:layer="layout" svg:width="18.521cm" svg:height="10.062cm" svg:x="7.62cm" svg:y="10.795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25.199cm" svg:height="2.927cm" svg:x="1cm" svg:y="0.462cm" presentation:class="title">
          <draw:text-box>
            <text:p>Factorial Analysis: Output</text:p>
          </draw:text-box>
        </draw:frame>
        <presentation:notes draw:style-name="dp3" presentation:use-date-time-name="dtd2">
          <draw:custom-shape draw:name="Rectangle 7" draw:style-name="gr25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0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WU_20_Slide" presentation:presentation-page-layout-name="AL2T1" presentation:use-date-time-name="dtd2">
        <office:forms form:automatic-focus="false" form:apply-design-mode="false"/>
        <draw:rect draw:style-name="gr23" draw:text-style-name="P11" draw:layer="layout" svg:width="14.605cm" svg:height="11.43cm" svg:x="6.985cm" svg:y="8.255cm">
          <text:p/>
        </draw:rect>
        <draw:frame presentation:style-name="pr8" draw:layer="layout" svg:width="25.199cm" svg:height="3.178cm" svg:x="1cm" svg:y="0.209cm" presentation:class="title" presentation:user-transformed="true">
          <draw:text-box>
            <text:p>Factorial Analysis: Main effect</text:p>
          </draw:text-box>
        </draw:frame>
        <draw:g>
          <draw:frame draw:name="Object 4" draw:style-name="gr26" draw:layer="layout" svg:width="15.876cm" svg:height="11.905cm" svg:x="6.984cm" svg:y="8.255cm">
            <draw:object-ole draw:class-id="00000000-0000-0000-0000-000000000000"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7" draw:text-style-name="P12" draw:layer="layout" svg:width="15.876cm" svg:height="11.906cm" svg:x="6.984cm" svg:y="8.255cm">
            <draw:text-box>
              <text:p/>
            </draw:text-box>
          </draw:frame>
        </draw:g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The idea of a “<text:span text:style-name="T3">masking</text:span> effect” of <text:span text:style-name="T6">Marital Status</text:span> shows as well when we test that <text:span text:style-name="T3">main effect</text:span> alone.</text:p>
              </text:list-item>
            </text:list>
          </draw:text-box>
        </draw:frame>
        <presentation:notes draw:style-name="dp3" presentation:use-date-time-name="dtd2">
          <draw:custom-shape draw:name="Rectangle 7" draw:style-name="gr28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1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eraction issues: A note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8" draw:layer="layout" svg:width="25.199cm" svg:height="3.178cm" svg:x="1cm" svg:y="0.209cm" presentation:class="title" presentation:user-transformed="true">
          <draw:text-box>
            <text:p>Theory-Guided Interaction Test</text:p>
          </draw:text-box>
        </draw:frame>
        <draw:frame presentation:style-name="pr9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6">Divorced</text:span> &amp; <text:span text:style-name="T6">No counselling</text:span> group:</text:p>
                <text:list>
                  <text:list-item>
                    <text:p>We might assume this group should have <text:span text:style-name="T3">high</text:span> conflict levels!</text:p>
                  </text:list-item>
                  <text:list-item>
                    <text:p><text:span text:style-name="T3">Compare</text:span> with some of the other 5 groups using <text:span text:style-name="T3">Mann-Whitney</text:span> U tests</text:p>
                  </text:list-item>
                </text:list>
              </text:list-item>
              <text:list-item>
                <text:p>This can be a “theoretically guided” replacement for <text:span text:style-name="T3">interaction</text:span> tests in<text:line-break/>non-parametric factorial analysis.</text:p>
              </text:list-item>
              <text:list-item>
                <text:p>The choice depends on <text:span text:style-name="T3">conceptual</text:span> relations between the IVs. </text:p>
              </text:list-item>
            </text:list>
          </draw:text-box>
        </draw:frame>
        <presentation:notes draw:style-name="dp3" presentation:use-date-time-name="dtd2">
          <draw:custom-shape draw:name="Rectangle 7" draw:style-name="gr29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2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Kruskall-Wallis: Practise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>Does <text:span text:style-name="T3">number of children</text:span> (range 0-3) have a significant effect on <text:span text:style-name="T3">quality of marital communication</text:span>?</text:p>
              </text:list-item>
            </text:list>
          </draw:text-box>
        </draw:frame>
        <presentation:notes draw:style-name="dp3" presentation:use-date-time-name="dtd2">
          <draw:custom-shape draw:name="Rectangle 7" draw:style-name="gr30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3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8" draw:layer="layout" svg:width="25.199cm" svg:height="3.178cm" svg:x="1cm" svg:y="0.337cm" presentation:class="title">
          <draw:text-box>
            <text:p>Wilcoxon Signed-rank Test</text:p>
          </draw:text-box>
        </draw:frame>
        <draw:frame presentation:style-name="pr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DV</text:span>: <text:span text:style-name="T6">ordinal </text:span><text:span text:style-name="T7">or</text:span><text:span text:style-name="T6"> scale</text:span>, but non-parametric</text:p>
              </text:list-item>
              <text:list-item>
                <text:p><text:span text:style-name="T3">IV</text:span>: <text:span text:style-name="T6">within</text:span>-subjects, with 2 repetitions</text:p>
              </text:list-item>
              <text:list-item>
                <text:p><text:span text:style-name="T3">RQ</text:span>: Is there a <text:span text:style-name="T6">median change</text:span> between times?</text:p>
                <text:list>
                  <text:list-item>
                    <text:p>Parallel to <text:span text:style-name="T9">paired-samples </text:span><text:span text:style-name="T8">t-</text:span><text:span text:style-name="T9">test</text:span></text:p>
                  </text:list-item>
                </text:list>
              </text:list-item>
              <text:list-item>
                <text:p>What research <text:span text:style-name="T3">designs</text:span> might need this test?</text:p>
              </text:list-item>
              <text:list-item>
                <text:p><text:span text:style-name="T3">Data</text:span> <text:span text:style-name="T3">entry</text:span> format:<text:line-break/>2 variables entered for each participant:</text:p>
                <text:list>
                  <text:list-item>
                    <text:p>DV at <text:span text:style-name="T3">first</text:span> measurement</text:p>
                  </text:list-item>
                  <text:list-item>
                    <text:p>DV at <text:span text:style-name="T3">second</text:span> measurement</text:p>
                  </text:list-item>
                </text:list>
              </text:list-item>
            </text:list>
          </draw:text-box>
        </draw:frame>
        <presentation:notes draw:style-name="dp3" presentation:use-date-time-name="dtd2">
          <draw:custom-shape draw:name="Rectangle 7" draw:style-name="gr31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4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Wilcoxon Signed-rank: SPS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10">Analyze</text:span> → <text:span text:style-name="T10">Nonparametric</text:span> →<text:span text:style-name="T10"> 2 Related Samples</text:span>:</text:p>
                <text:list>
                  <text:list-item>
                    <text:p><text:span text:style-name="T6">Test Pairs</text:span>: <text:span text:style-name="T3">DV before </text:span><text:span text:style-name="T7">and</text:span><text:span text:style-name="T3"> DV after</text:span></text:p>
                  </text:list-item>
                  <text:list-item>
                    <text:p><text:span text:style-name="T6">Test Type</text:span>: <text:span text:style-name="T3">Wilcoxon</text:span></text:p>
                  </text:list-item>
                </text:list>
              </text:list-item>
              <text:list-item>
                <text:p><text:span text:style-name="T3">Practise</text:span>: does <text:span text:style-name="T6">level of conflict</text:span> decrease from <text:span text:style-name="T6">pre-therapy</text:span> (Pre-conf) to <text:span text:style-name="T6">post-therapy</text:span> (Conflict)?</text:p>
              </text:list-item>
              <text:list-item>
                <text:p><text:span text:style-name="T3">Multiple</text:span> pairs may be specified in one analysis</text:p>
                <text:list>
                  <text:list-item>
                    <text:p>But <text:span text:style-name="T3">no</text:span> built-in <text:span text:style-name="T3">Bonferroni</text:span> correction</text:p>
                  </text:list-item>
                </text:list>
              </text:list-item>
              <text:list-item>
                <text:p><text:span text:style-name="T3">Exact</text:span> tests also available with add-on module</text:p>
              </text:list-item>
            </text:list>
          </draw:text-box>
        </draw:frame>
        <presentation:notes draw:style-name="dp3" presentation:use-date-time-name="dtd2">
          <draw:custom-shape draw:name="Rectangle 7" draw:style-name="gr32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5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WU_20_Slide" presentation:presentation-page-layout-name="AL2T1" presentation:use-date-time-name="dtd2">
        <office:forms form:automatic-focus="false" form:apply-design-mode="false"/>
        <draw:frame draw:name="Picture 14" draw:style-name="gr33" draw:text-style-name="P10" draw:layer="layout" svg:width="26.347cm" svg:height="8.255cm" svg:x="0.323cm" svg:y="8.255cm">
          <draw:image xlink:href="Pictures/2000011600003B6E000015B4BD568097.wmf" xlink:type="simple" xlink:show="embed" xlink:actuate="onLoad">
            <text:p/>
          </draw:image>
        </draw:frame>
        <draw:frame draw:name="Picture 15" draw:style-name="gr34" draw:text-style-name="P10" draw:layer="layout" svg:width="11.43cm" svg:height="7.565cm" svg:x="16.375cm" svg:y="13.335cm">
          <draw:image xlink:href="Pictures/200000A000001B7E0000161E318E846C.wmf" xlink:type="simple" xlink:show="embed" xlink:actuate="onLoad">
            <text:p/>
          </draw:image>
        </draw:frame>
        <draw:frame presentation:style-name="pr4" draw:layer="layout" svg:width="25.199cm" svg:height="2.927cm" svg:x="1cm" svg:y="0.462cm" presentation:class="title" presentation:user-transformed="true">
          <draw:text-box>
            <text:p>Wilcoxon Signed-rank: Output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There was a significant <text:span text:style-name="T3">reduction</text:span> in level of conflict after therapy, <text:span text:style-name="T12">T</text:span><text:span text:style-name="T13"> = 4.5</text:span>, <text:span text:style-name="T14">p</text:span><text:span text:style-name="T15"> = .002</text:span>.</text:p>
                <text:list>
                  <text:list-item>
                    <text:p>Or: <text:span text:style-name="T23">Z</text:span><text:span text:style-name="T11"> = -3.09</text:span>, <text:span text:style-name="T14">p</text:span><text:span text:style-name="T15"> = .002</text:span><text:span text:style-name="T7"> (&amp; calc. effect size)</text:span></text:p>
                  </text:list-item>
                </text:list>
              </text:list-item>
            </text:list>
          </draw:text-box>
        </draw:frame>
        <presentation:notes draw:style-name="dp3" presentation:use-date-time-name="dtd2">
          <draw:custom-shape draw:name="Rectangle 7" draw:style-name="gr35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6"/>
          <draw:frame presentation:style-name="pr6" draw:text-style-name="P8" draw:layer="layout" svg:width="17.272cm" svg:height="12.574cm" svg:x="2.158cm" svg:y="13.271cm" presentation:class="notes" presentation:user-transformed="true">
            <draw:text-box>
              <text:p text:style-name="P7"><text:span text:style-name="T5">T = the smallest of the sums of ranks (Field). </text:span></text:p>
            </draw:text-box>
          </draw:frame>
        </presentation:notes>
      </draw:page>
      <draw:page draw:name="page27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Wilcoxon Signed: Effect Size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Effect size</text:span> must be calculated manually, using the following formula: </text:p>
                <text:list>
                  <text:list-item>
                    <text:p>r = <text:span text:style-name="T3">Z / √N</text:span></text:p>
                  </text:list-item>
                  <text:list-item>
                    <text:p>e.g., r = <text:span text:style-name="T6">-3.09 / √120</text:span> ≈ <text:span text:style-name="T17">-0.28</text:span></text:p>
                  </text:list-item>
                </text:list>
              </text:list-item>
              <text:list-item>
                <text:p>N is total number of <text:span text:style-name="T3">observations</text:span>, not participants! <text:s/><text:span text:style-name="T6">(60 participants)</text:span> *<text:span text:style-name="T6"> (2 observation)</text:span></text:p>
              </text:list-item>
              <text:list-item>
                <text:p>Use existing research or <text:span text:style-name="T3">Cohen’s</text:span> effect size “estimates”:</text:p>
                <text:list>
                  <text:list-item>
                    <text:p><text:span text:style-name="T10">“</text:span><text:span text:style-name="T10">The reduction in level of conflict after therapy was significant but small, </text:span><text:span text:style-name="T18">r</text:span><text:span text:style-name="T10"> = -.28”</text:span></text:p>
                  </text:list-item>
                </text:list>
              </text:list-item>
            </text:list>
          </draw:text-box>
        </draw:frame>
        <presentation:notes draw:style-name="dp3" presentation:use-date-time-name="dtd2">
          <draw:custom-shape draw:name="Rectangle 7" draw:style-name="gr36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7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Wilcoxon Signed-rank: Practise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Do <text:span text:style-name="T3">levels of conflict </text:span>change significantly between <text:span text:style-name="T3">pre-therapy</text:span> (Pre_conf) and<text:line-break/><text:span text:style-name="T3">1 year</text:span><text:span text:style-name="T6"> </text:span>after therapy (Follow_conf)?</text:p>
              </text:list-item>
              <text:list-item>
                <text:p>If so, calculate the <text:span text:style-name="T3">size</text:span> of the effect.</text:p>
                <text:list>
                  <text:list-item>
                    <text:p>Participant <text:span text:style-name="T3">attrition</text:span> at time 3 (Follow_conf) affects the total number of observations!</text:p>
                  </text:list-item>
                </text:list>
              </text:list-item>
              <text:list-item>
                <text:p><text:span text:style-name="T3">Example</text:span> reporting: <text:span text:style-name="T10">“There was a significant reduction in level of conflict after therapy,</text:span><text:span text:style-name="T10"><text:line-break/></text:span><text:span text:style-name="T21">T</text:span><text:span text:style-name="T6"> = 4.5 </text:span><text:span text:style-name="T7">[or: </text:span><text:span text:style-name="T21">Z</text:span><text:span text:style-name="T6"> = -3.09</text:span><text:span text:style-name="T7">],</text:span><text:span text:style-name="T10"> </text:span><text:span text:style-name="T21">p</text:span><text:span text:style-name="T6"> = .002, </text:span><text:span text:style-name="T21">r</text:span><text:span text:style-name="T6"> = -.28</text:span><text:span text:style-name="T10">.”</text:span></text:p>
              </text:list-item>
            </text:list>
          </draw:text-box>
        </draw:frame>
        <presentation:notes draw:style-name="dp3" presentation:use-date-time-name="dtd2">
          <draw:custom-shape draw:name="Rectangle 7" draw:style-name="gr37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8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8" draw:layer="layout" svg:width="25.199cm" svg:height="3.178cm" svg:x="1cm" svg:y="0.337cm" presentation:class="title">
          <draw:text-box>
            <text:p>Friedman’s ANOVA</text:p>
          </draw:text-box>
        </draw:frame>
        <draw:frame presentation:style-name="pr9" draw:layer="layout" svg:width="25.199cm" svg:height="14.719cm" svg:x="1.4cm" svg:y="4.507cm" presentation:class="outline" presentation:user-transformed="true">
          <draw:text-box>
            <text:list text:style-name="L3">
              <text:list-item>
                <text:p><text:span text:style-name="T3">DV</text:span>: <text:span text:style-name="T6">ordinal </text:span><text:span text:style-name="T7">or</text:span><text:span text:style-name="T6"> scale</text:span>, but non-parametric</text:p>
              </text:list-item>
              <text:list-item>
                <text:p><text:span text:style-name="T3">IV</text:span>: <text:span text:style-name="T6">within</text:span>-subjects, several repetitions</text:p>
              </text:list-item>
              <text:list-item>
                <text:p><text:span text:style-name="T3">RQ</text:span>: Is there a <text:span text:style-name="T6">median</text:span> <text:span text:style-name="T6">change</text:span> over time?</text:p>
                <text:list>
                  <text:list-item>
                    <text:p>Parallel to <text:span text:style-name="T3">repeated-measures ANOVA</text:span></text:p>
                  </text:list-item>
                </text:list>
              </text:list-item>
              <text:list-item>
                <text:p>What research <text:span text:style-name="T3">designs</text:span> might need this test?</text:p>
              </text:list-item>
              <text:list-item>
                <text:p><text:span text:style-name="T3">Data</text:span> <text:span text:style-name="T3">entry</text:span> format:<text:line-break/>one variable for each repetition of the measure</text:p>
                <text:list>
                  <text:list-item>
                    <text:p>DV at <text:span text:style-name="T3">first</text:span> measurement</text:p>
                  </text:list-item>
                  <text:list-item>
                    <text:p>DV at <text:span text:style-name="T3">second</text:span> measurement</text:p>
                  </text:list-item>
                  <text:list-item>
                    <text:p>DV at <text:span text:style-name="T3">third</text:span> measurement, etc.</text:p>
                  </text:list-item>
                </text:list>
              </text:list-item>
            </text:list>
          </draw:text-box>
        </draw:frame>
        <presentation:notes draw:style-name="dp3" presentation:use-date-time-name="dtd2">
          <draw:custom-shape draw:name="Rectangle 7" draw:style-name="gr38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9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Friedman’s ANOVA: SPS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10">Analyze</text:span> → <text:span text:style-name="T10">Nonparametric</text:span> →<text:span text:style-name="T10"> K Related Samples</text:span>:</text:p>
                <text:list>
                  <text:list-item>
                    <text:p><text:span text:style-name="T6">Test Variables</text:span>: each repetition of DV</text:p>
                  </text:list-item>
                  <text:list-item>
                    <text:p><text:span text:style-name="T6">Test Type</text:span>: “<text:span text:style-name="T3">Friedman</text:span>”</text:p>
                  </text:list-item>
                </text:list>
              </text:list-item>
              <text:list-item>
                <text:p>No easy way in SPSS to do non-parametric <text:span text:style-name="T3">mixed-design</text:span> analysis</text:p>
              </text:list-item>
              <text:list-item>
                <text:p>Optional SPSS module for <text:span text:style-name="T3">Exact Tests</text:span>:<text:line-break/>Computationally-expensive but more precise, especially for small / unbalanced designs</text:p>
              </text:list-item>
            </text:list>
          </draw:text-box>
        </draw:frame>
        <presentation:notes draw:style-name="dp3" presentation:use-date-time-name="dtd2">
          <draw:custom-shape draw:name="Rectangle 7" draw:style-name="gr39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0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WU_20_Slide" presentation:presentation-page-layout-name="AL2T1" presentation:use-date-time-name="dtd2">
        <office:forms form:automatic-focus="false" form:apply-design-mode="false"/>
        <draw:frame draw:name="Picture 6" draw:style-name="gr40" draw:text-style-name="P10" draw:layer="layout" svg:width="13.009cm" svg:height="9.042cm" svg:x="8.581cm" svg:y="9.373cm">
          <draw:image xlink:href="Pictures/20000091000013A300000F31DE2BCAB4.wmf" xlink:type="simple" xlink:show="embed" xlink:actuate="onLoad">
            <text:p/>
          </draw:image>
        </draw:frame>
        <draw:frame presentation:style-name="pr4" draw:layer="layout" svg:width="25.199cm" svg:height="2.927cm" svg:x="1cm" svg:y="0.462cm" presentation:class="title">
          <draw:text-box>
            <text:p>Friedman's ANOVA: Output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13"><text:span text:style-name="T24">“</text:span><text:span text:style-name="T24">Levels of conflict changed significantly over time, </text:span><text:span text:style-name="T25">χ</text:span><text:span text:style-name="T26">2</text:span><text:span text:style-name="T24">(</text:span><text:span text:style-name="T27">2</text:span><text:span text:style-name="T24">, </text:span><text:span text:style-name="T28">N</text:span><text:span text:style-name="T24"> = </text:span><text:span text:style-name="T29">57</text:span><text:span text:style-name="T24">) = </text:span><text:span text:style-name="T30">9.07</text:span><text:span text:style-name="T24">, </text:span><text:span text:style-name="T28">p</text:span><text:span text:style-name="T24"> =</text:span><text:span text:style-name="T31"> </text:span><text:span text:style-name="T32">.011</text:span><text:span text:style-name="T24">.”</text:span></text:p>
              </text:list-item>
              <text:list-item>
                <text:p text:style-name="P13"><text:span text:style-name="T24">“</text:span><text:span text:style-name="T24">Specifically…” </text:span><text:span text:style-name="T28">[report </text:span><text:span text:style-name="T33">post hoc </text:span><text:span text:style-name="T28">results...]</text:span></text:p>
              </text:list-item>
            </text:list>
          </draw:text-box>
        </draw:frame>
        <presentation:notes draw:style-name="dp3" presentation:use-date-time-name="dtd2">
          <draw:custom-shape draw:name="Rectangle 7" draw:style-name="gr41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1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Friedman's ANOVA: Follow-up</text:p>
          </draw:text-box>
        </draw:frame>
        <draw:frame presentation:style-name="pr5" draw:layer="layout" svg:width="25.199cm" svg:height="14.994cm" svg:x="1.4cm" svg:y="4.507cm" presentation:class="outline" presentation:user-transformed="true">
          <draw:text-box>
            <text:list text:style-name="L3">
              <text:list-item>
                <text:p>If Friedman’s is significant, <text:span text:style-name="T3">follow-up</text:span> with a series of <text:span text:style-name="T3">Wilcoxon Signed-ranks</text:span> tests:</text:p>
              </text:list-item>
              <text:list-item>
                <text:p>Either do <text:span text:style-name="T3">all</text:span> pairs of levels of the RM (<text:span text:style-name="T3">post-hoc</text:span>):</text:p>
                <text:list>
                  <text:list-item>
                    <text:p>Remember manual <text:span text:style-name="T3">Bonferroni</text:span> correction:<text:line-break/><text:span text:style-name="T6">α = .05 / (# comparisons)</text:span></text:p>
                  </text:list-item>
                  <text:list-item>
                    <text:p>But Bonferroni is often too <text:span text:style-name="T3">conservative</text:span></text:p>
                  </text:list-item>
                </text:list>
              </text:list-item>
              <text:list-item>
                <text:p>Or target specific <text:span text:style-name="T3">planned</text:span> comparisons (better):</text:p>
                <text:list>
                  <text:list-item>
                    <text:p>e.g., (<text:span text:style-name="T6">time1 vs. time2</text:span>), (<text:span text:style-name="T6">time2 vs. time3</text:span>), <text:s/>…<text:line-break/><text:span text:style-name="T6">k</text:span>-levels of IV → only <text:span text:style-name="T6">k-1</text:span> comparisons</text:p>
                  </text:list-item>
                  <text:list-item>
                    <text:p>Useful if <text:span text:style-name="T3">power</text:span> is low, e.g. many <text:span text:style-name="T3">cells</text:span>: control <text:span text:style-name="T3">Type II</text:span> error</text:p>
                  </text:list-item>
                </text:list>
              </text:list-item>
            </text:list>
          </draw:text-box>
        </draw:frame>
        <presentation:notes draw:style-name="dp3" presentation:use-date-time-name="dtd2">
          <draw:custom-shape draw:name="Rectangle 7" draw:style-name="gr42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2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ur Example: 3 cells 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8" draw:layer="layout" svg:width="25.199cm" svg:height="3.178cm" svg:x="1cm" svg:y="0.209cm" presentation:class="title">
          <draw:text-box>
            <text:p>Friedman's ANOVA: Example</text:p>
          </draw:text-box>
        </draw:frame>
        <draw:frame presentation:style-name="pr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IV</text:span>: <text:span text:style-name="T6">Time</text:span> (3 cells)</text:p>
              </text:list-item>
              <text:list-item>
                <text:p><text:span text:style-name="T3">Targeted</text:span> follow-up analyses:</text:p>
                <text:list>
                  <text:list-item>
                    <text:p>Run <text:span text:style-name="T6">3</text:span> <text:span text:style-name="T3">Wilcoxon’s signed-rank</text:span> tests</text:p>
                  </text:list-item>
                  <text:list-item>
                    <text:p><text:span text:style-name="T3">Bonferroni</text:span> correction: α = .05 / 3 ≈ <text:span text:style-name="T6">.017</text:span></text:p>
                  </text:list-item>
                </text:list>
              </text:list-item>
              <text:list-item>
                <text:p><text:span text:style-name="T3">Pre</text:span> vs. <text:span text:style-name="T3">Post</text:span>: <text:span text:style-name="T21">Z</text:span><text:span text:style-name="T6"> = - 3.09, </text:span><text:span text:style-name="T21">p</text:span><text:span text:style-name="T6"> = .002, </text:span><text:span text:style-name="T21">r</text:span><text:span text:style-name="T6"> = -.28</text:span> </text:p>
              </text:list-item>
              <text:list-item>
                <text:p><text:span text:style-name="T3">Pre</text:span> vs. <text:span text:style-name="T3">1yr</text:span>:<text:span text:style-name="T6"> </text:span><text:span text:style-name="T21">Z</text:span><text:span text:style-name="T6"> = - 2.44, </text:span><text:span text:style-name="T21">p</text:span><text:span text:style-name="T6"> = .015, </text:span><text:span text:style-name="T21">r</text:span><text:span text:style-name="T6"> = -.22</text:span></text:p>
              </text:list-item>
              <text:list-item>
                <text:p><text:span text:style-name="T3">Post</text:span> vs. <text:span text:style-name="T3">1yr</text:span>: not significant</text:p>
              </text:list-item>
              <text:list-item>
                <text:p><text:span text:style-name="T3">Conclusion</text:span>: <text:span text:style-name="T10">improvement after therapy is maintained at the follow-up assessment.</text:span></text:p>
              </text:list-item>
            </text:list>
          </draw:text-box>
        </draw:frame>
        <presentation:notes draw:style-name="dp3" presentation:use-date-time-name="dtd2">
          <draw:custom-shape draw:name="Rectangle 7" draw:style-name="gr43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3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PORT in article…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8" draw:layer="layout" svg:width="25.199cm" svg:height="3.178cm" svg:x="1cm" svg:y="0.209cm" presentation:class="title">
          <draw:text-box>
            <text:p>Friedman's ANOVA: Reporting</text:p>
          </draw:text-box>
        </draw:frame>
        <draw:frame presentation:style-name="pr9" draw:text-style-name="P14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10">“</text:span><text:span text:style-name="T3">Levels of conflict</text:span><text:span text:style-name="T10"> significantly changed</text:span><text:span text:style-name="T10"><text:line-break/></text:span><text:span text:style-name="T10">over </text:span><text:span text:style-name="T3">time</text:span><text:span text:style-name="T10">, </text:span><text:span text:style-name="T6">χ</text:span><text:span text:style-name="T20">2</text:span><text:span text:style-name="T6"> (2, </text:span><text:span text:style-name="T21">N</text:span><text:span text:style-name="T6"> = 57) = 9.07, </text:span><text:span text:style-name="T21">p</text:span><text:span text:style-name="T6"> = .011.</text:span></text:p>
              </text:list-item>
              <text:list-item>
                <text:p><text:span text:style-name="T10">“</text:span><text:span text:style-name="T10">Specifically, conflict </text:span><text:span text:style-name="T3">decreased</text:span><text:span text:style-name="T10"> from</text:span><text:span text:style-name="T10"><text:line-break/></text:span><text:span text:style-name="T3">pre-therapy</text:span><text:span text:style-name="T10"> levels at </text:span><text:span text:style-name="T3">post-therapy</text:span><text:span text:style-name="T10"> observations,</text:span><text:span text:style-name="T10"><text:line-break/></text:span><text:span text:style-name="T21">Z</text:span><text:span text:style-name="T6"> = -3.09, </text:span><text:span text:style-name="T21">p</text:span><text:span text:style-name="T6"> = .002, </text:span><text:span text:style-name="T21">r</text:span><text:span text:style-name="T6"> = -.28,</text:span></text:p>
              </text:list-item>
              <text:list-item>
                <text:p><text:span text:style-name="T10">“</text:span><text:span text:style-name="T10">and levels </text:span><text:span text:style-name="T3">remained</text:span><text:span text:style-name="T10"> below pre-therapy conflict levels one year later,</text:span><text:span text:style-name="T6"><text:line-break/></text:span><text:span text:style-name="T21">Z</text:span><text:span text:style-name="T6"> = -2.44, </text:span><text:span text:style-name="T21">p</text:span><text:span text:style-name="T6"> = .015, </text:span><text:span text:style-name="T21">r</text:span><text:span text:style-name="T6"> = -.22</text:span><text:span text:style-name="T10">.” </text:span></text:p>
              </text:list-item>
            </text:list>
          </draw:text-box>
        </draw:frame>
        <presentation:notes draw:style-name="dp3" presentation:use-date-time-name="dtd2">
          <draw:custom-shape draw:name="Rectangle 7" draw:style-name="gr44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4"/>
          <draw:frame presentation:style-name="pr6" draw:text-style-name="P8" draw:layer="layout" svg:width="17.272cm" svg:height="12.574cm" svg:x="4.316cm" svg:y="15.364cm" presentation:class="notes" presentation:user-transformed="true">
            <draw:text-box>
              <text:p text:style-name="P7"><text:span text:style-name="T34">&lt;There was no additional decrease in conflict levels after therapy was completed, </text:span><text:span text:style-name="T35">Z</text:span><text:span text:style-name="T34"> = </text:span><text:span text:style-name="T36">-.28,</text:span><text:span text:style-name="T34"> </text:span><text:span text:style-name="T35">p</text:span><text:span text:style-name="T34"> = </text:span><text:span text:style-name="T5">.782.&gt;</text:span><text:span text:style-name="T34"> </text:span></text:p>
              <text:p text:style-name="P7"><text:span text:style-name="T5"/></text:p>
            </draw:text-box>
          </draw:frame>
        </presentation:notes>
      </draw:page>
      <draw:page draw:name="page35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Friedman's: Non-significance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If Friedman’s is <text:span text:style-name="T3">not significant</text:span>:</text:p>
                <text:list>
                  <text:list-item>
                    <text:p>Is it because of <text:span text:style-name="T3">low power</text:span> (Type II error)?</text:p>
                  </text:list-item>
                </text:list>
              </text:list-item>
              <text:list-item>
                <text:p>Run a series of <text:span text:style-name="T3">Wilcoxon Signed-rank</text:span>s tests, but</text:p>
                <text:list>
                  <text:list-item>
                    <text:p>Focus on <text:span text:style-name="T3">effect sizes</text:span>, not significance levels</text:p>
                  </text:list-item>
                </text:list>
              </text:list-item>
              <text:list-item>
                <text:p>If the effect sizes are “<text:span text:style-name="T3">moderate</text:span>”, say <text:span text:style-name="T6">&gt; .25</text:span>, then the results could be worth <text:span text:style-name="T3">reporting</text:span>.</text:p>
              </text:list-item>
              <text:list-item>
                <text:p>Enough <text:span text:style-name="T3">detail</text:span> should be reported to be useful for future <text:span text:style-name="T3">meta-analyses</text:span>. <text:s/></text:p>
              </text:list-item>
              <text:list-item>
                <text:p>This could be true of <text:span text:style-name="T3">any</text:span> analysis;<text:line-break/>we just use Friedman's to illustrate</text:p>
              </text:list-item>
            </text:list>
          </draw:text-box>
        </draw:frame>
        <presentation:notes draw:style-name="dp3" presentation:use-date-time-name="dtd2">
          <draw:custom-shape draw:name="Rectangle 7" draw:style-name="gr45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5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WU_20_Slide" presentation:presentation-page-layout-name="AL2T1" presentation:use-date-time-name="dtd2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Friedman's ANOVA: Practise</text:p>
          </draw:text-box>
        </draw:frame>
        <draw:frame presentation:style-name="pr5" draw:layer="layout" svg:width="25.199cm" svg:height="14.202cm" svg:x="1.4cm" svg:y="4.507cm" presentation:class="outline" presentation:user-transformed="true">
          <draw:text-box>
            <text:list text:style-name="L3">
              <text:list-item>
                <text:p><text:span text:style-name="T3">Dataset</text:span>: <text:span text:style-name="T10">Field-Looks_Charis.sav</text:span></text:p>
                <text:list>
                  <text:list-item>
                    <text:p>“Looks or Personality” (Field text)</text:p>
                  </text:list-item>
                  <text:list-item>
                    <text:p><text:span text:style-name="T3">Two</text:span> RM IVs in the dataset</text:p>
                  </text:list-item>
                </text:list>
              </text:list-item>
              <text:list-item>
                <text:p>RQ: Is there a significant difference between participants’ <text:span text:style-name="T3">judgements</text:span> of people who are of <text:span text:style-name="T3">average physical appearance</text:span>,<text:line-break/>but present as <text:span text:style-name="T6">dull</text:span> (“ave_none”);<text:line-break/>somewhat <text:span text:style-name="T6">charismatic</text:span> (“ave_some”),<text:line-break/>or as having <text:span text:style-name="T6">high charisma</text:span> (“ave_high”)?</text:p>
              </text:list-item>
              <text:list-item>
                <text:p>If so, conduct <text:span text:style-name="T3">follow-up</text:span> tests to identify where the specific differences lie.</text:p>
              </text:list-item>
            </text:list>
          </draw:text-box>
        </draw:frame>
        <presentation:notes draw:style-name="dp3" presentation:use-date-time-name="dtd2">
          <draw:custom-shape draw:name="Rectangle 7" draw:style-name="gr46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6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WU_20_Slide" presentation:presentation-page-layout-name="AL3T3" presentation:use-date-time-name="dtd2">
        <office:forms form:automatic-focus="false" form:apply-design-mode="false"/>
        <draw:frame presentation:style-name="pr8" draw:layer="layout" svg:width="25.199cm" svg:height="3.178cm" svg:x="1cm" svg:y="0.337cm" presentation:class="title">
          <draw:text-box>
            <text:p>Summary: Between-Subjects</text:p>
          </draw:text-box>
        </draw:frame>
        <draw:frame presentation:style-name="pr10" draw:text-style-name="P11" draw:layer="layout" svg:width="12.296cm" svg:height="14.016cm" svg:x="1.4cm" svg:y="4.507cm" presentation:class="outline" presentation:user-transformed="true">
          <draw:text-box>
            <text:p text:style-name="P11"><text:span text:style-name="T37">Parametric</text:span></text:p>
            <text:list text:style-name="L3">
              <text:list-item>
                <text:p text:style-name="P15"><text:span text:style-name="T8">t</text:span><text:span text:style-name="T9">-test</text:span><text:span text:style-name="T38"> between groups</text:span><text:span text:style-name="T38"><text:line-break/></text:span><text:span text:style-name="T38">(1 IV, </text:span><text:span text:style-name="T39">dichotomous</text:span><text:span text:style-name="T38">)</text:span></text:p>
              </text:list-item>
              <text:list-item>
                <text:p text:style-name="P15"><text:span text:style-name="T9">One-way</text:span><text:span text:style-name="T38"> ANOVA</text:span><text:span text:style-name="T38"><text:line-break/></text:span><text:span text:style-name="T38">(1 IV, </text:span><text:span text:style-name="T39">many</text:span><text:span text:style-name="T38"> levels)</text:span></text:p>
                <text:list>
                  <text:list-item>
                    <text:p text:style-name="P15"><text:span text:style-name="T39">Post-hoc</text:span><text:span text:style-name="T38">: </text:span><text:span text:style-name="T40">t</text:span><text:span text:style-name="T38">-tests</text:span></text:p>
                  </text:list-item>
                </text:list>
              </text:list-item>
              <text:list-item>
                <text:p text:style-name="P15"><text:span text:style-name="T9">Factorial</text:span><text:span text:style-name="T38"> ANOVA</text:span><text:span text:style-name="T38"><text:line-break/></text:span><text:span text:style-name="T38">(</text:span><text:span text:style-name="T39">several</text:span><text:span text:style-name="T38"> IVs)</text:span></text:p>
                <text:list>
                  <text:list-item>
                    <text:p text:style-name="P15"><text:span text:style-name="T39">Post-hoc</text:span><text:span text:style-name="T38">: </text:span><text:span text:style-name="T40">t</text:span><text:span text:style-name="T38">-tests</text:span></text:p>
                  </text:list-item>
                </text:list>
              </text:list-item>
            </text:list>
          </draw:text-box>
        </draw:frame>
        <draw:frame presentation:style-name="pr10" draw:text-style-name="P11" draw:layer="layout" svg:width="12.296cm" svg:height="14.016cm" svg:x="14.311cm" svg:y="4.507cm" presentation:class="outline" presentation:user-transformed="true">
          <draw:text-box>
            <text:p text:style-name="P11"><text:span text:style-name="T37">Non-Parametric</text:span></text:p>
            <text:list text:style-name="L3">
              <text:list-item>
                <text:p text:style-name="P15"><text:span text:style-name="T3">Mann-Whitney</text:span> <text:span text:style-name="T40">U</text:span> test<text:line-break/></text:p>
              </text:list-item>
              <text:list-item>
                <text:p text:style-name="P15"><text:span text:style-name="T3">Kruskal-Wallis</text:span> <text:span text:style-name="T40">H</text:span><text:span text:style-name="T38"> test</text:span><text:span text:style-name="T38"><text:line-break/></text:span><text:span text:style-name="T38"/></text:p>
                <text:list>
                  <text:list-item>
                    <text:p text:style-name="P15"><text:span text:style-name="T39">Post-hoc</text:span><text:span text:style-name="T38">: M-W</text:span></text:p>
                  </text:list-item>
                </text:list>
              </text:list-item>
              <text:list-item>
                <text:p text:style-name="P15"><text:span text:style-name="T9">K-W</text:span><text:span text:style-name="T38"> with </text:span><text:span text:style-name="T9">encoding</text:span><text:span text:style-name="T38"> of cells in one IV</text:span></text:p>
                <text:list>
                  <text:list-item>
                    <text:p text:style-name="P15"><text:span text:style-name="T39">Post-hoc</text:span><text:span text:style-name="T38">: M-W</text:span></text:p>
                  </text:list-item>
                </text:list>
              </text:list-item>
            </text:list>
          </draw:text-box>
        </draw:frame>
        <presentation:notes draw:style-name="dp3" presentation:use-date-time-name="dtd2">
          <draw:page-thumbnail draw:style-name="gr2" draw:layer="layout" svg:width="13.968cm" svg:height="10.476cm" svg:x="3.81cm" svg:y="2.123cm" draw:page-number="37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WU_20_Slide" presentation:presentation-page-layout-name="AL3T3" presentation:use-date-time-name="dtd2">
        <office:forms form:automatic-focus="false" form:apply-design-mode="false"/>
        <draw:frame presentation:style-name="pr8" draw:layer="layout" svg:width="25.199cm" svg:height="3.178cm" svg:x="1cm" svg:y="0.337cm" presentation:class="title">
          <draw:text-box>
            <text:p>Summary: Within-Subjects</text:p>
          </draw:text-box>
        </draw:frame>
        <draw:frame presentation:style-name="pr10" draw:text-style-name="P11" draw:layer="layout" svg:width="12.296cm" svg:height="14.016cm" svg:x="1.4cm" svg:y="4.507cm" presentation:class="outline" presentation:user-transformed="true">
          <draw:text-box>
            <text:p text:style-name="P11"><text:span text:style-name="T37">Parametric</text:span></text:p>
            <text:list text:style-name="L3">
              <text:list-item>
                <text:p text:style-name="P15"><text:span text:style-name="T9">Paired</text:span><text:span text:style-name="T38">/related </text:span><text:span text:style-name="T8">t</text:span><text:span text:style-name="T9">-test</text:span><text:span text:style-name="T38"><text:line-break/></text:span><text:span text:style-name="T38">(1 RM IV w/</text:span><text:span text:style-name="T39">2 levels</text:span><text:span text:style-name="T38">)</text:span></text:p>
              </text:list-item>
              <text:list-item>
                <text:p text:style-name="P15"><text:span text:style-name="T9">Repeated</text:span><text:span text:style-name="T38">-ms ANOVA</text:span><text:span text:style-name="T38"><text:line-break/></text:span><text:span text:style-name="T38">(1 RM IV with</text:span><text:span text:style-name="T38"><text:line-break/></text:span><text:span text:style-name="T39">many levels</text:span><text:span text:style-name="T38">)</text:span></text:p>
                <text:list>
                  <text:list-item>
                    <text:p text:style-name="P15"><text:span text:style-name="T38">Post-hoc:</text:span><text:span text:style-name="T38"><text:line-break/></text:span><text:span text:style-name="T38">paired </text:span><text:span text:style-name="T21">t</text:span><text:span text:style-name="T39">-tests</text:span><text:span text:style-name="T38"> between levels of RM</text:span></text:p>
                  </text:list-item>
                </text:list>
              </text:list-item>
            </text:list>
          </draw:text-box>
        </draw:frame>
        <draw:frame presentation:style-name="pr10" draw:text-style-name="P11" draw:layer="layout" svg:width="12.296cm" svg:height="14.016cm" svg:x="14.311cm" svg:y="4.507cm" presentation:class="outline" presentation:user-transformed="true">
          <draw:text-box>
            <text:p text:style-name="P11"><text:span text:style-name="T37">Non-Parametric</text:span></text:p>
            <text:list text:style-name="L3">
              <text:list-item>
                <text:p text:style-name="P15"><text:span text:style-name="T3">Wilcoxon Signed-Rank</text:span><text:span text:style-name="T3"><text:line-break/></text:span><text:span text:style-name="T3"/></text:p>
              </text:list-item>
              <text:list-item>
                <text:p text:style-name="P15"><text:span text:style-name="T9">Friedman's</text:span><text:span text:style-name="T38"> ANOVA</text:span><text:span text:style-name="T38"><text:line-break/></text:span><text:span text:style-name="T38"><text:line-break/></text:span><text:span text:style-name="T38"/></text:p>
                <text:list>
                  <text:list-item>
                    <text:p text:style-name="P15"><text:span text:style-name="T38">Post-hoc:</text:span><text:span text:style-name="T38"><text:line-break/></text:span><text:span text:style-name="T39">Wilcoxon Signed-rank</text:span><text:span text:style-name="T38"> between levels of the RM</text:span></text:p>
                  </text:list-item>
                </text:list>
              </text:list-item>
            </text:list>
          </draw:text-box>
        </draw:frame>
        <presentation:notes draw:style-name="dp3" presentation:use-date-time-name="dtd2">
          <draw:page-thumbnail draw:style-name="gr2" draw:layer="layout" svg:width="13.968cm" svg:height="10.476cm" svg:x="3.81cm" svg:y="2.123cm" draw:page-number="38" presentation:class="page"/>
          <draw:frame presentation:style-name="pr11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11-25T20:03:50</meta:creation-date>
    <dc:language>en-US</dc:language>
    <meta:editing-cycles>15</meta:editing-cycles>
    <meta:editing-duration>PT39H14M26S</meta:editing-duration>
    <meta:initial-creator>sean ho</meta:initial-creator>
    <dc:date>2009-11-27T14:14:08</dc:date>
    <dc:creator>sean ho</dc:creator>
    <meta:document-statistic meta:object-count="3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ooo3/user/template/TWU%20Lecture.otp"/>
  </office:meta>
</office:document-meta>
</file>